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AROW-0" table:number-rows-repeated="57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3" table:default-cell-style-name="ce24"/>
        <table:table-column table:style-name="ACOL-0" table:default-cell-style-name="ce25"/>
        <table:table-column table:style-name="ACOL-0" table:number-columns-repeated="1022" table:default-cell-style-name="ce24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AROW-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AROW-0" table:number-rows-repeated="60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4" table:default-cell-style-name="ce24"/>
        <table:table-column table:style-name="ACOL-0" table:number-columns-repeated="1023" table:default-cell-style-name="ce24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table:style-name="ce25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table:style-name="ce25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5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table:style-name="ce25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5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/>
          <table:table-cell table:style-name="ce25"/>
          <table:table-cell table:number-columns-repeated="1022"/>
        </table:table-row>
        <table:table-row table:style-name="AROW-1">
          <table:table-cell/>
          <table:table-cell table:style-name="ce25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AROW-0" table:number-rows-repeated="11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-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5" table:default-cell-style-name="ce24"/>
        <table:table-column table:style-name="ACOL-0" table:default-cell-style-name="ce24"/>
        <table:table-column table:style-name="ACOL-6" table:default-cell-style-name="ce24"/>
        <table:table-column table:style-name="ACOL-0" table:number-columns-repeated="1021" table:default-cell-style-name="ce24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5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AROW-0" table:number-rows-repeated="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-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7" table:default-cell-style-name="ce24"/>
        <table:table-column table:style-name="ACOL-0" table:number-columns-repeated="1023" table:default-cell-style-name="ce24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0" table:number-rows-repeated="93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-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8" table:default-cell-style-name="ce35"/>
        <table:table-column table:style-name="ACOL-9" table:default-cell-style-name="ce35"/>
        <table:table-column table:style-name="ACOL-10" table:default-cell-style-name="ce35"/>
        <table:table-column table:style-name="ACOL-0" table:number-columns-repeated="1021" table:default-cell-style-name="ce24"/>
        <table:table-row table:style-name="AROW-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AROW-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AROW-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AROW-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AROW-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AROW-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AROW-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AROW-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AROW-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AROW-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AROW-0" table:number-rows-repeated="27">
          <table:table-cell table:style-name="ce24" table:number-columns-repeated="3"/>
          <table:table-cell table:number-columns-repeated="1021"/>
        </table:table-row>
        <table:table-row table:style-name="AROW-0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00/00/00</text:date>, <text:time style:data-style-name="N2" text:time-value="22:08:52.695781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22:09:45.387677980</dc:date>
    <meta:creation-date>2014-12-14T08:12:00Z</meta:creation-date>
    <meta:editing-cycles>387</meta:editing-cycles>
    <meta:editing-duration>PT19H45M40S</meta:editing-duration>
    <meta:generator>LibreOffice/6.0.1.1$Linux_X86_64 LibreOffice_project/00m0$Build-1</meta:generator>
    <meta:document-statistic meta:table-count="6" meta:cell-count="1168" meta:object-count="0"/>
  </office:meta>
</office:document-meta>
</file>